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Constantia1" svg:font-family="Constant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微软雅黑1" svg:font-family="微软雅黑" style:font-family-generic="swiss" style:font-pitch="variable"/>
    <style:font-face style:name="文泉驿微米黑" svg:font-family="文泉驿微米黑" style:font-adornments="标准" style:font-family-generic="swiss" style:font-pitch="variable"/>
    <style:font-face style:name="文泉驿等宽微米黑1" svg:font-family="文泉驿等宽微米黑" style:font-family-generic="swiss" style:font-pitch="variable"/>
    <style:font-face style:name="文泉驿等宽微米黑" svg:font-family="文泉驿等宽微米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99ccff" draw:auto-grow-height="false" draw:auto-grow-width="false" fo:max-height="0cm" fo:min-height="0cm" style:protect="size"/>
    </style:style>
    <style:style style:name="pr1" style:family="presentation" style:parent-style-name="默认-subtitle">
      <style:graphic-properties draw:fill-color="#ffffff" fo:min-height="16.256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subtitle">
      <style:graphic-properties draw:fill-color="#ffffff" fo:min-height="12.179cm"/>
    </style:style>
    <style:style style:name="pr5" style:family="presentation" style:parent-style-name="默认-outline1">
      <style:graphic-properties fo:min-height="11.93cm"/>
    </style:style>
    <style:style style:name="pr6" style:family="presentation" style:parent-style-name="默认-outline1">
      <style:graphic-properties draw:fit-to-size="shrink-to-fit" fo:min-height="11.9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Constantia1" fo:font-size="36pt" fo:font-weight="bold" style:font-name-asian="文泉驿等宽微米黑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onstantia1" fo:font-size="26pt" style:font-name-asian="文泉驿等宽微米黑" style:font-size-asian="26pt" style:font-size-complex="26pt"/>
    </style:style>
    <style:style style:name="P5" style:family="paragraph">
      <style:text-properties style:font-size-asian="20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line-height="150%" fo:text-align="justify"/>
    </style:style>
    <style:style style:name="P8" style:family="paragraph">
      <style:paragraph-properties fo:line-height="150%" fo:text-align="justify"/>
      <style:text-properties style:font-name="Constantia1" fo:font-size="32pt" style:font-name-asian="文泉驿等宽微米黑" style:font-size-asian="32pt" style:font-size-complex="32pt"/>
    </style:style>
    <style:style style:name="P9" style:family="paragraph">
      <style:text-properties style:font-name="Constantia1" fo:font-size="32pt" style:font-name-asian="文泉驿等宽微米黑" style:font-size-asian="32pt" style:font-size-complex="3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style:font-name="Constantia1" fo:font-size="20pt" style:font-name-asian="文泉驿微米黑" style:font-size-asian="20pt" style:font-size-complex="20pt"/>
    </style:style>
    <style:style style:name="P12" style:family="paragraph">
      <style:text-properties style:font-name="Constantia1" fo:font-size="20pt" style:font-name-asian="文泉驿等宽微米黑" style:font-size-asian="20pt" style:font-size-complex="20pt"/>
    </style:style>
    <style:style style:name="P13" style:family="paragraph">
      <style:text-properties style:font-name="Constantia1" fo:font-size="18pt" style:font-name-asian="文泉驿等宽微米黑" style:font-size-asian="18pt" style:font-size-complex="18pt"/>
    </style:style>
    <style:style style:name="P14" style:family="paragraph">
      <style:text-properties style:font-name="Constantia" fo:font-size="32pt" style:font-name-asian="文泉驿等宽微米黑1" style:font-size-asian="32pt" style:font-size-complex="32pt"/>
    </style:style>
    <style:style style:name="T1" style:family="text">
      <style:text-properties style:font-name="Constantia1" fo:font-size="36pt" style:font-name-asian="文泉驿等宽微米黑" style:font-size-asian="36pt" style:font-size-complex="36pt"/>
    </style:style>
    <style:style style:name="T2" style:family="text">
      <style:text-properties style:font-name="Constantia1" fo:font-size="26pt" style:font-name-asian="文泉驿等宽微米黑" style:font-size-asian="26pt" style:font-size-complex="26pt"/>
    </style:style>
    <style:style style:name="T3" style:family="text">
      <style:text-properties style:font-name="Constantia1" style:font-name-asian="文泉驿等宽微米黑"/>
    </style:style>
    <style:style style:name="T4" style:family="text">
      <style:text-properties style:font-name="Constantia1" fo:font-size="32pt" style:font-name-asian="文泉驿等宽微米黑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nstantia1" fo:font-size="20pt" style:font-name-asian="文泉驿微米黑" style:font-size-asian="20pt" style:font-size-complex="20pt"/>
    </style:style>
    <style:style style:name="T7" style:family="text">
      <style:text-properties style:font-name="Constantia1" fo:font-size="20pt" style:font-name-asian="文泉驿等宽微米黑" style:font-size-asian="20pt" style:font-size-complex="20pt"/>
    </style:style>
    <style:style style:name="T8" style:family="text">
      <style:text-properties style:font-name="Constantia1" fo:font-size="32pt" fo:font-style="italic" style:font-name-asian="文泉驿等宽微米黑" style:font-size-asian="32pt" style:font-style-asian="italic" style:font-size-complex="32pt" style:font-style-complex="italic"/>
    </style:style>
    <style:style style:name="T9" style:family="text">
      <style:text-properties style:font-name="Constantia1" fo:font-size="18pt" style:font-name-asian="文泉驿等宽微米黑" style:font-size-asian="18pt" style:font-size-complex="18pt"/>
    </style:style>
    <style:style style:name="T10" style:family="text">
      <style:text-properties style:font-name="Constantia" fo:font-size="32pt" style:font-name-asian="文泉驿等宽微米黑1" style:font-size-asian="32pt" style:font-size-complex="32pt"/>
    </style:style>
    <style:style style:name="T11" style:family="text">
      <style:text-properties style:font-name="Constantia" fo:font-size="32pt" fo:font-style="italic" style:font-name-asian="文泉驿等宽微米黑1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0.837cm" presentation:class="subtitle">
          <draw:text-box>
            <text:p text:style-name="P1"><text:span text:style-name="T1">Ontology-Assisted File System Management</text:span></text:p>
          </draw:text-box>
        </draw:frame>
        <draw:frame draw:style-name="gr1" draw:text-style-name="P4" draw:layer="layout" svg:width="12.4cm" svg:height="2.495cm" svg:x="7.6cm" svg:y="13cm">
          <draw:text-box>
            <text:p text:style-name="P3"><text:span text:style-name="T2">Zhan Shi</text:span></text:p>
            <text:p text:style-name="P3"><text:span text:style-name="T2">20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Problem</text:span>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4">Management in current computing environment</text:span></text:p>
            <text:list text:style-name="L1">
              <text:list-item>
                <text:p text:style-name="P7"><text:span text:style-name="T4">Vast dependency</text:span></text:p>
              </text:list-item>
              <text:list-item>
                <text:p text:style-name="P7"><text:span text:style-name="T4">Growing scale</text:span></text:p>
              </text:list-item>
              <text:list-item>
                <text:p text:style-name="P7"><text:span text:style-name="T4">Boring task</text:span></text:p>
              </text:list-item>
              <text:list-item>
                <text:p text:style-name="P7"><text:span text:style-name="T4">Error-prone</text:span></text:p>
              </text:list-item>
            </text:list>
            <text:p text:style-name="P7"><text:span text:style-name="T4">The users, operators or even admins need hel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cenario</text:span></text:p>
          </draw:text-box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Classical management in different scripts:</text:span></text:p>
                <text:list>
                  <text:list-item>
                    <text:p text:style-name="P10"><text:span text:style-name="T4">Bash</text:span></text:p>
                  </text:list-item>
                  <text:list-item>
                    <text:p text:style-name="P10"><text:span text:style-name="T4">Perl</text:span></text:p>
                  </text:list-item>
                  <text:list-item>
                    <text:p text:style-name="P10"><text:span text:style-name="T4">Python</text:span></text:p>
                  </text:list-item>
                  <text:list-item>
                    <text:p text:style-name="P10"><text:span text:style-name="T4">Windows batch and PowerShell</text:span></text:p>
                  </text:list-item>
                </text:list>
              </text:list-item>
              <text:list-item>
                <text:p text:style-name="P10"><text:span text:style-name="T4">Corresponding mechanisms in system code:</text:span></text:p>
                <text:list>
                  <text:list-item>
                    <text:p text:style-name="P10"><text:span text:style-name="T4">C/C++</text:span></text:p>
                  </text:list-item>
                  <text:list-item>
                    <text:p text:style-name="P10"><text:span text:style-name="T4">Java</text:span></text:p>
                  </text:list-item>
                </text:list>
              </text:list-item>
              <text:list-item>
                <text:p><text:span text:style-name="T4">Time cost, LoC, declarat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>
            <draw:text-box>
              <text:p text:style-name="P11"><text:span text:style-name="T6">Classical management process in different scripts:</text:span></text:p>
              <text:p text:style-name="P11"><text:span text:style-name="T6"/></text:p>
              <text:p text:style-name="P11"><text:span text:style-name="T6">Bash</text:span></text:p>
              <text:p text:style-name="P11"><text:span text:style-name="T6">Perl</text:span></text:p>
              <text:p text:style-name="P11"><text:span text:style-name="T6">Python</text:span></text:p>
              <text:p text:style-name="P11"><text:span text:style-name="T6">Windows batch and powershell</text:span></text:p>
              <text:p text:style-name="P11"><text:span text:style-name="T6"/></text:p>
              <text:p text:style-name="P11"><text:span text:style-name="T6">Corresponding mechanisms in system code:</text:span></text:p>
              <text:p text:style-name="P11"><text:span text:style-name="T6"/></text:p>
              <text:p text:style-name="P11"><text:span text:style-name="T6">C/C++</text:span></text:p>
              <text:p text:style-name="P11"><text:span text:style-name="T6">Java</text:span></text:p>
              <text:p text:style-name="P11"><text:span text:style-name="T6"/></text:p>
            </draw:text-box>
          </draw:frame>
        </presentation:notes>
      </draw:page>
      <draw:page draw:name="page4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cenario</text:span></text:p>
          </draw:text-box>
        </draw:frame>
        <draw:frame presentation:style-name="pr5" draw:text-style-name="P9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>
            <draw:text-box>
              <text:p text:style-name="P11"><text:span text:style-name="T6">Classical management process in different scripts:</text:span></text:p>
              <text:p text:style-name="P11"><text:span text:style-name="T6"/></text:p>
              <text:p text:style-name="P11"><text:span text:style-name="T6">Bash</text:span></text:p>
              <text:p text:style-name="P11"><text:span text:style-name="T6">Perl</text:span></text:p>
              <text:p text:style-name="P11"><text:span text:style-name="T6">Python</text:span></text:p>
              <text:p text:style-name="P11"><text:span text:style-name="T6">Windows batch and powershell</text:span></text:p>
              <text:p text:style-name="P11"><text:span text:style-name="T6"/></text:p>
              <text:p text:style-name="P11"><text:span text:style-name="T6">Corresponding mechanisms in system code:</text:span></text:p>
              <text:p text:style-name="P11"><text:span text:style-name="T6"/></text:p>
              <text:p text:style-name="P11"><text:span text:style-name="T6">C/C++</text:span></text:p>
              <text:p text:style-name="P11"><text:span text:style-name="T6">Java</text:span></text:p>
              <text:p text:style-name="P11"><text:span text:style-name="T6"/></text:p>
            </draw:text-box>
          </draw:frame>
        </presentation:notes>
      </draw:page>
      <draw:page draw:name="page5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Automation</text:span></text:p>
          </draw:text-box>
        </draw:frame>
        <draw:frame presentation:style-name="pr6" draw:text-style-name="P9" draw:layer="layout" svg:width="26cm" svg:height="15cm" svg:x="1cm" svg:y="5cm" presentation:class="outline" presentation:user-transformed="true">
          <draw:text-box>
            <text:list text:style-name="L2">
              <text:list-item>
                <text:p><text:span text:style-name="T4">Can be done with</text:span></text:p>
                <text:list>
                  <text:list-item>
                    <text:p><text:span text:style-name="T4">Management scripts, codes</text:span></text:p>
                  </text:list-item>
                </text:list>
              </text:list-item>
              <text:list-item>
                <text:p><text:span text:style-name="T4">Can be shared in/by</text:span></text:p>
                <text:list>
                  <text:list-item>
                    <text:p><text:span text:style-name="T4">Forums</text:span></text:p>
                  </text:list-item>
                  <text:list-item>
                    <text:p><text:span text:style-name="T4">Admin and User themselves</text:span></text:p>
                  </text:list-item>
                </text:list>
              </text:list-item>
              <text:list-item>
                <text:p><text:span text:style-name="T4">They are actually knowledge about management</text:span></text:p>
                <text:list>
                  <text:list-item>
                    <text:p><text:span text:style-name="T4">How to use &amp; reuse?</text:span></text:p>
                  </text:list-item>
                </text:list>
              </text:list-item>
              <text:list-item>
                <text:p><text:span text:style-name="T4">To share experience</text:span></text:p>
                <text:list>
                  <text:list-item>
                    <text:p><text:span text:style-name="T4">Between human</text:span></text:p>
                  </text:list-item>
                  <text:list-item>
                    <text:p><text:span text:style-name="T4">With machine</text:span></text:p>
                  </text:list-item>
                </text:list>
              </text:list-item>
              <text:list-item>
                <text:p><text:span text:style-name="T4">Borrowing from AI</text:span></text:p>
                <text:list>
                  <text:list-item>
                    <text:p><text:span text:style-name="T4">Tools we have:</text:span></text:p>
                    <text:list>
                      <text:list-item>
                        <text:p><text:span text:style-name="T4">GA, CA, NN, ES</text:span></text:p>
                      </text:list-item>
                      <text:list-item>
                        <text:p><text:span text:style-name="T4">Knowledge Repres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se SW as KR</text:span></text:p>
          </draw:text-box>
        </draw:frame>
        <draw:frame presentation:style-name="pr5" draw:text-style-name="P9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Knowledge Representation</text:span></text:p>
                <text:list>
                  <text:list-item>
                    <text:p><text:span text:style-name="T4">many technologies in many forms</text:span></text:p>
                  </text:list-item>
                  <text:list-item>
                    <text:p><text:span text:style-name="T4">experienced several decades evolution</text:span></text:p>
                  </text:list-item>
                </text:list>
              </text:list-item>
              <text:list-item>
                <text:p><text:span text:style-name="T4">Semantic Web</text:span></text:p>
                <text:list>
                  <text:list-item>
                    <text:p><text:span text:style-name="T4">Combine expressiveness with tractability</text:span></text:p>
                  </text:list-item>
                  <text:list-item>
                    <text:p><text:span text:style-name="T4">Can be “comprehended” and “used” by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se Cases</text:span></text:p>
          </draw:text-box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SW model of previous scenario</text:span></text:p>
                <text:list>
                  <text:list-item>
                    <text:p><text:span text:style-name="T4">Environment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blem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Solution</text:span></text:p>
                    <text:list>
                      <text:list-item>
                        <text:p><text:span text:style-name="T4">Inference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 text:style-name="P12"><text:span text:style-name="T7">SW model of previous scenario</text:span></text:p>
              <text:p text:style-name="P12"><text:span text:style-name="T7"/></text:p>
              <text:p text:style-name="P12"><text:span text:style-name="T7">The problem, environment and solution models.</text:span></text:p>
            </draw:text-box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Preliminary Tests</text:span></text:p>
          </draw:text-box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Use model inference to solve problem</text:span></text:p>
              </text:list-item>
            </text:list>
            <text:p text:style-name="P9"><text:span text:style-name="T8">VS</text:span></text:p>
            <text:list text:continue-numbering="true" text:style-name="L2">
              <text:list-item>
                <text:p text:style-name="P9"><text:span text:style-name="T4">Use classical scripts (and/or assisted by databas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 text:style-name="P12"><text:span text:style-name="T7">Use model inference to solve problem</text:span></text:p>
              <text:p text:style-name="P12"><text:span text:style-name="T7"/></text:p>
              <text:p text:style-name="P12"><text:span text:style-name="T7">VS</text:span></text:p>
              <text:p text:style-name="P12"><text:span text:style-name="T7"/></text:p>
              <text:p text:style-name="P12"><text:span text:style-name="T7">Use classical scripts (and/or assisted by database)</text:span></text:p>
            </draw:text-box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Related Work</text:span></text:p>
          </draw:text-box>
        </draw:frame>
        <draw:frame presentation:style-name="pr5" draw:text-style-name="P9" draw:layer="layout" svg:width="26cm" svg:height="16cm" svg:x="1cm" svg:y="4cm" presentation:class="outline" presentation:user-transformed="true">
          <draw:text-box>
            <text:list text:style-name="L2">
              <text:list-item>
                <text:p><text:span text:style-name="T4">2013</text:span></text:p>
                <text:list>
                  <text:list-item>
                    <text:p><text:span text:style-name="T4">ffsck: The Fast File System Checker</text:span></text:p>
                  </text:list-item>
                </text:list>
              </text:list-item>
              <text:list-item>
                <text:p><text:span text:style-name="T4">2012</text:span></text:p>
                <text:list>
                  <text:list-item>
                    <text:p><text:span text:style-name="T4">Semantic-Aware Metadata Organization Paradigm in Next-Generation File Systems</text:span></text:p>
                  </text:list-item>
                </text:list>
              </text:list-item>
              <text:list-item>
                <text:p><text:span text:style-name="T4">2009</text:span></text:p>
                <text:list>
                  <text:list-item>
                    <text:p><text:span text:style-name="T4">SmartStore: A New Metadata Organization Paradigm with Semantic-Awareness for Next-Generation File Systems</text:span></text:p>
                  </text:list-item>
                </text:list>
              </text:list-item>
              <text:list-item>
                <text:p><text:span text:style-name="T4">2008</text:span></text:p>
                <text:list>
                  <text:list-item>
                    <text:p><text:span text:style-name="T4">SQCK: A Declarative File System Checker</text:span></text:p>
                  </text:list-item>
                  <text:list-item>
                    <text:p><text:span text:style-name="T4">The design and implementation of microdrivers</text:span></text:p>
                  </text:list-item>
                </text:list>
              </text:list-item>
              <text:list-item>
                <text:p><text:span text:style-name="T4">2007</text:span></text:p>
                <text:list>
                  <text:list-item>
                    <text:p><text:span text:style-name="T4">PLEASE: Policy Language for Easy Administration of SELinux</text:span></text:p>
                  </text:list-item>
                  <text:list-item>
                    <text:p><text:span text:style-name="T4">Improving file system reliability with I/O shepherding</text:span></text:p>
                  </text:list-item>
                  <text:list-item>
                    <text:p><text:span text:style-name="T4">Redundant Array of Independent Filesystems</text:span></text:p>
                  </text:list-item>
                </text:list>
              </text:list-item>
              <text:list-item>
                <text:p><text:span text:style-name="T4">2005</text:span></text:p>
                <text:list>
                  <text:list-item>
                    <text:p><text:span text:style-name="T4">Ursa Minor: versatile cluster-based storage</text:span></text:p>
                  </text:list-item>
                </text:list>
              </text:list-item>
              <text:list-item>
                <text:p><text:span text:style-name="T4">2004</text:span></text:p>
                <text:list>
                  <text:list-item>
                    <text:p><text:span text:style-name="T4">Reducing Storage Management Costs via Informed User-Based Policies</text:span></text:p>
                  </text:list-item>
                </text:list>
              </text:list-item>
              <text:list-item>
                <text:p><text:span text:style-name="T4">2003</text:span></text:p>
                <text:list>
                  <text:list-item>
                    <text:p><text:span text:style-name="T4">Transforming policies into mechanisms with infokernel</text:span></text:p>
                  </text:list-item>
                  <text:list-item>
                    <text:p><text:span text:style-name="T4">Self-* Storage: Brick-based Storage with Automated Administration</text:span></text:p>
                  </text:list-item>
                </text:list>
              </text:list-item>
              <text:list-item>
                <text:p><text:span text:style-name="T4">2000</text:span></text:p>
                <text:list>
                  <text:list-item>
                    <text:p><text:span text:style-name="T4">FiST: A Language for Stackable File Systems</text:span></text:p>
                  </text:list-item>
                </text:list>
              </text:list-item>
              <text:list-item>
                <text:p><text:span text:style-name="T4">1995</text:span></text:p>
                <text:list>
                  <text:list-item>
                    <text:p><text:span text:style-name="T4">Exokernel: an operating system architecture for application-level resource management</text:span></text:p>
                  </text:list-item>
                </text:list>
              </text:list-item>
              <text:list-item>
                <text:p><text:span text:style-name="T4">1994</text:span></text:p>
                <text:list>
                  <text:list-item>
                    <text:p><text:span text:style-name="T4">Policy driven management for distributed systems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6cm" svg:height="1cm" svg:x="21.7cm" svg:y="14.3cm">
          <draw:text-box>
            <text:p><text:span text:style-name="T9">Self Management</text:span></text:p>
          </draw:text-box>
        </draw:frame>
        <draw:frame draw:style-name="gr3" draw:text-style-name="P13" draw:layer="layout" svg:width="6cm" svg:height="2cm" svg:x="21.7cm" svg:y="15.4cm">
          <draw:text-box>
            <text:p><text:span text:style-name="T9">Export mechanism as policies</text:span></text:p>
          </draw:text-box>
        </draw:frame>
        <draw:frame draw:style-name="gr3" draw:text-style-name="P13" draw:layer="layout" svg:width="6cm" svg:height="1cm" svg:x="21.7cm" svg:y="10.6cm">
          <draw:text-box>
            <text:p><text:span text:style-name="T9">Use of rule &amp; policy</text:span></text:p>
          </draw:text-box>
        </draw:frame>
        <draw:frame draw:style-name="gr3" draw:text-style-name="P13" draw:layer="layout" svg:width="6cm" svg:height="2cm" svg:x="21.7cm" svg:y="17.5cm">
          <draw:text-box>
            <text:p><text:span text:style-name="T9">Application-level customization</text:span></text:p>
          </draw:text-box>
        </draw:frame>
        <draw:frame draw:style-name="gr3" draw:text-style-name="P13" draw:layer="layout" svg:width="6cm" svg:height="1cm" svg:x="21.7cm" svg:y="7.4cm">
          <draw:text-box>
            <text:p><text:span text:style-name="T9">Express in SQL</text:span></text:p>
          </draw:text-box>
        </draw:frame>
        <draw:frame draw:style-name="gr3" draw:text-style-name="P13" draw:layer="layout" svg:width="6cm" svg:height="2cm" svg:x="21.7cm" svg:y="5.3cm">
          <draw:text-box>
            <text:p><text:span text:style-name="T9">Learning from database</text:span></text:p>
          </draw:text-box>
        </draw:frame>
        <draw:frame draw:style-name="gr3" draw:text-style-name="P13" draw:layer="layout" svg:width="6cm" svg:height="1cm" svg:x="21.7cm" svg:y="4.2cm">
          <draw:text-box>
            <text:p><text:span text:style-name="T9">Mechanism support</text:span></text:p>
          </draw:text-box>
        </draw:frame>
        <draw:frame draw:style-name="gr3" draw:text-style-name="P13" draw:layer="layout" svg:width="6cm" svg:height="2cm" svg:x="21.7cm" svg:y="11.7cm">
          <draw:text-box>
            <text:p><text:span text:style-name="T9">Self Management implementation</text:span></text:p>
          </draw:text-box>
        </draw:frame>
        <draw:frame draw:style-name="gr3" draw:text-style-name="P13" draw:layer="layout" svg:width="6cm" svg:height="2cm" svg:x="21.7cm" svg:y="8.5cm">
          <draw:text-box>
            <text:p><text:span text:style-name="T9">Move management from Kernel to Us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TODO</text:span></text:p>
          </draw:text-box>
        </draw:frame>
        <draw:frame presentation:style-name="pr5" draw:text-style-name="P1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Focus on a management scenario</text:span></text:p>
                <text:list>
                  <text:list-item>
                    <text:p><text:span text:style-name="T10">in which most information are of the same kind of logic</text:span></text:p>
                  </text:list-item>
                  <text:list-item>
                    <text:p><text:span text:style-name="T11">AL(D), SHIF, SHOIQ ...</text:span></text:p>
                  </text:list-item>
                </text:list>
              </text:list-item>
              <text:list-item>
                <text:p><text:span text:style-name="T10">Detailed implementation on management model</text:span></text:p>
              </text:list-item>
              <text:list-item>
                <text:p><text:span text:style-name="T10">Tailor generic reasoner / implement dedicated reasoner for that specific problem domain</text:span></text:p>
                <text:list>
                  <text:list-item>
                    <text:p><text:span text:style-name="T10">thus speed up the problem solv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Constantia1" svg:font-family="Constant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微软雅黑1" svg:font-family="微软雅黑" style:font-family-generic="swiss" style:font-pitch="variable"/>
    <style:font-face style:name="文泉驿微米黑" svg:font-family="文泉驿微米黑" style:font-adornments="标准" style:font-family-generic="swiss" style:font-pitch="variable"/>
    <style:font-face style:name="文泉驿等宽微米黑1" svg:font-family="文泉驿等宽微米黑" style:font-family-generic="swiss" style:font-pitch="variable"/>
    <style:font-face style:name="文泉驿等宽微米黑" svg:font-family="文泉驿等宽微米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微软雅黑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han Shi</meta:initial-creator>
    <meta:creation-date>2013-09-17T19:56:55.832000000</meta:creation-date>
    <dc:date>2013-09-19T16:44:26.720000000</dc:date>
    <dc:creator>Zhan Shi</dc:creator>
    <meta:editing-duration>PT3H34M4S</meta:editing-duration>
    <meta:editing-cycles>35</meta:editing-cycles>
    <meta:generator>LibreOffice/4.1.1.2$Windows_x86 LibreOffice_project/7e4286b58adc75a14f6d83f53a03b6c11fa2903</meta:generator>
    <meta:document-statistic meta:object-count="70"/>
  </office:meta>
</office:document-meta>
</file>